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All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table:number-columns-repeated="16"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8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  <draw:frame table:end-cell-address="'Raw-Data'.Q50" table:end-x="1.0295in" table:end-y="0.1386in" draw:z-index="0" draw:style-name="gr1" draw:text-style-name="P1" svg:width="8.3122in" svg:height="3.6681in" svg:x="0.1299in" svg:y="0.8402in">
              <draw:object draw:notify-on-update-of-ranges="'Raw-Data'.B7:'Raw-Data'.B13 'Raw-Data'.C2:'Raw-Data'.C2 'Raw-Data'.C7:'Raw-Data'.C13 'Raw-Data'.D2:'Raw-Data'.D2 'Raw-Data'.D7:'Raw-Data'.D13 'Raw-Data'.F2:'Raw-Data'.F2 'Raw-Data'.F7:'Raw-Data'.F13 'Raw-Data'.G2:'Raw-Data'.G2 'Raw-Data'.G7:'Raw-Data'.G13 'Raw-Data'.H2:'Raw-Data'.H2 'Raw-Data'.H7:'Raw-Data'.H13 'Raw-Data'.I2:'Raw-Data'.I2 'Raw-Data'.I7:'Raw-Data'.I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  <draw:frame table:end-cell-address="'Raw-Data'.H59" table:end-x="0.1031in" table:end-y="0.1622in" draw:z-index="2" draw:style-name="gr1" draw:text-style-name="P1" svg:width="6.9717in" svg:height="5.0362in" svg:x="0.1453in" svg:y="0.8402in">
              <draw:object draw:notify-on-update-of-ranges="'Raw-Data'.B6:'Raw-Data'.B16 'Raw-Data'.R2:'Raw-Data'.R2 'Raw-Data'.R6:'Raw-Data'.R16 'Raw-Data'.Q2:'Raw-Data'.Q2 'Raw-Data'.Q6:'Raw-Data'.Q16 'Raw-Data'.P2:'Raw-Data'.P2 'Raw-Data'.P6:'Raw-Data'.P16 'Raw-Data'.O2:'Raw-Data'.O2 'Raw-Data'.O6:'Raw-Data'.O16 'Raw-Data'.N2:'Raw-Data'.N2 'Raw-Data'.N6:'Raw-Data'.N16 'Raw-Data'.S2:'Raw-Data'.S2 'Raw-Data'.S6:'Raw-Data'.S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 table:number-rows-repeated="22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1" draw:style-name="gr1" draw:text-style-name="P1" svg:width="8.4866in" svg:height="3.3717in" svg:x="0.5465in" svg:y="0.8406in">
              <draw:object draw:notify-on-update-of-ranges="'Raw-Data'.A7:'Raw-Data'.B13 'Raw-Data'.K2:'Raw-Data'.K2 'Raw-Data'.K7:'Raw-Data'.K13 'Raw-Data'.L2:'Raw-Data'.L2 'Raw-Data'.L7:'Raw-Data'.L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55in" svg:height="5.1728in" svg:x="0.0886in" svg:y="0.135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000-00-00T00:00:01.711082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1-25T15:08:31.338851355</dc:date>
    <meta:editing-duration>P7DT12H54M29S</meta:editing-duration>
    <meta:editing-cycles>248</meta:editing-cycles>
    <meta:generator>LibreOffice/4.1.3.2$Linux_X86_64 LibreOffice_project/410$Build-2</meta:generator>
    <dc:creator>twu </dc:creator>
    <meta:document-statistic meta:table-count="3" meta:cell-count="48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4cm" svg:height="9.318cm" xlink:href=".." xlink:type="simple" chart:class="chart:bar" chart:style-name="ch1">
        <chart:title svg:x="9.442cm" svg:y="0.322cm" chart:style-name="ch2">
          <text:p>All Defects</text:p>
        </chart:title>
        <chart:legend chart:legend-position="end" svg:x="17.046cm" svg:y="3.352cm" style:legend-expansion="high" chart:style-name="ch3"/>
        <chart:plot-area chart:style-name="ch4" table:cell-range-address="'Raw-Data'.B7:'Raw-Data'.D13 'Raw-Data'.C2:'Raw-Data'.D2 'Raw-Data'.F2:'Raw-Data'.I2 'Raw-Data'.F7:'Raw-Data'.I13" chart:data-source-has-labels="both" svg:x="0.872cm" svg:y="1.659cm" svg:width="15.33cm" svg:height="7.053cm">
          <chartooo:coordinate-region svg:x="1.679cm" svg:y="1.858cm" svg:width="14.523cm" svg:height="6.207cm"/>
          <chart:axis chart:dimension="x" chart:name="primary-x" chart:style-name="ch5" chartooo:axis-type="auto">
            <chartooo:date-scale/>
            <chart:categories table:cell-range-address="'Raw-Data'.B7:'Raw-Data'.B13"/>
          </chart:axis>
          <chart:axis chart:dimension="y" chart:name="primary-y" chart:style-name="ch6"/>
          <chart:series chart:style-name="ch7" chart:values-cell-range-address="'Raw-Data'.C7:'Raw-Data'.C13" chart:label-cell-address="'Raw-Data'.C2:'Raw-Data'.C2" chart:class="chart:bar">
            <chart:data-point chart:repeated="7"/>
          </chart:series>
          <chart:series chart:style-name="ch8" chart:values-cell-range-address="'Raw-Data'.D7:'Raw-Data'.D13" chart:label-cell-address="'Raw-Data'.D2:'Raw-Data'.D2" chart:class="chart:bar">
            <chart:data-point chart:repeated="7"/>
          </chart:series>
          <chart:series chart:style-name="ch9" chart:values-cell-range-address="'Raw-Data'.F7:'Raw-Data'.F13" chart:label-cell-address="'Raw-Data'.F2:'Raw-Data'.F2" chart:class="chart:bar">
            <chart:data-point chart:repeated="7"/>
          </chart:series>
          <chart:series chart:style-name="ch10" chart:values-cell-range-address="'Raw-Data'.G7:'Raw-Data'.G13" chart:label-cell-address="'Raw-Data'.G2:'Raw-Data'.G2" chart:class="chart:bar">
            <chart:data-point chart:repeated="7"/>
          </chart:series>
          <chart:series chart:style-name="ch11" chart:values-cell-range-address="'Raw-Data'.H7:'Raw-Data'.H13" chart:label-cell-address="'Raw-Data'.H2:'Raw-Data'.H2" chart:class="chart:bar">
            <chart:data-point chart:repeated="7"/>
          </chart:series>
          <chart:series chart:style-name="ch12" chart:values-cell-range-address="'Raw-Data'.I7:'Raw-Data'.I13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14</text:p>
                <draw:g>
                  <svg:desc>'Raw-Data'.B7:'Raw-Data'.B13</svg:desc>
                </draw:g>
              </table:table-cell>
              <table:table-cell office:value-type="float" office:value="0">
                <text:p>0</text:p>
                <draw:g>
                  <svg:desc>'Raw-Data'.C7:'Raw-Data'.C13</svg:desc>
                </draw:g>
              </table:table-cell>
              <table:table-cell office:value-type="float" office:value="2">
                <text:p>2</text:p>
                <draw:g>
                  <svg:desc>'Raw-Data'.D7:'Raw-Data'.D13</svg:desc>
                </draw:g>
              </table:table-cell>
              <table:table-cell office:value-type="float" office:value="37">
                <text:p>37</text:p>
                <draw:g>
                  <svg:desc>'Raw-Data'.F7:'Raw-Data'.F13</svg:desc>
                </draw:g>
              </table:table-cell>
              <table:table-cell office:value-type="float" office:value="8">
                <text:p>8</text:p>
                <draw:g>
                  <svg:desc>'Raw-Data'.G7:'Raw-Data'.G13</svg:desc>
                </draw:g>
              </table:table-cell>
              <table:table-cell office:value-type="float" office:value="237">
                <text:p>237</text:p>
                <draw:g>
                  <svg:desc>'Raw-Data'.H7:'Raw-Data'.H13</svg:desc>
                </draw:g>
              </table:table-cell>
              <table:table-cell office:value-type="float" office:value="292">
                <text:p>292</text:p>
                <draw:g>
                  <svg:desc>'Raw-Data'.I7:'Raw-Data'.I13</svg:desc>
                </draw:g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565cm" xlink:href=".." xlink:type="simple" chart:class="chart:bar" chart:style-name="ch1">
        <chart:title svg:x="7.491cm" svg:y="0.009cm" chart:style-name="ch2">
          <text:p>New and Closed defects (weekly)</text:p>
        </chart:title>
        <chart:legend chart:legend-position="end" svg:x="18.047cm" svg:y="3.81cm" style:legend-expansion="high" chart:style-name="ch3"/>
        <chart:plot-area chart:style-name="ch4" table:cell-range-address="'Raw-Data'.A7:'Raw-Data'.B13 'Raw-Data'.K2:'Raw-Data'.L2 'Raw-Data'.K7:'Raw-Data'.L13" chart:data-source-has-labels="both" svg:x="1.144cm" svg:y="1.298cm" svg:width="16.208cm" svg:height="6.647cm">
          <chartooo:coordinate-region svg:x="1.765cm" svg:y="1.497cm" svg:width="15.587cm" svg:height="5.801cm"/>
          <chart:axis chart:dimension="x" chart:name="primary-x" chart:style-name="ch5" chartooo:axis-type="text">
            <chart:categories table:cell-range-address="'Raw-Data'.A7:'Raw-Data'.B13"/>
          </chart:axis>
          <chart:axis chart:dimension="y" chart:name="primary-y" chart:style-name="ch6"/>
          <chart:series chart:style-name="ch7" chart:values-cell-range-address="'Raw-Data'.K7:'Raw-Data'.K13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7:'Raw-Data'.L13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  <draw:g>
                  <svg:desc>'Raw-Data'.A7:'Raw-Data'.B13</svg:desc>
                </draw:g>
              </table:table-cell>
              <table:table-cell office:value-type="float" office:value="13">
                <text:p>13</text:p>
                <draw:g>
                  <svg:desc>'Raw-Data'.K7:'Raw-Data'.K13</svg:desc>
                </draw:g>
              </table:table-cell>
              <table:table-cell office:value-type="float" office:value="31">
                <text:p>31</text:p>
                <draw:g>
                  <svg:desc>'Raw-Data'.L7:'Raw-Data'.L13</svg:desc>
                </draw:g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  <text:list>
                  <text:list-item>
                    <text:p/>
                  </text:list-item>
                  <text:list-item>
                    <text:p>01/2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4 3 2 1 0 5" chart:style-name="ch1">
        <chart:title svg:x="5.606cm" svg:y="0.553cm" chart:style-name="ch2">
          <text:p>Open Defect by Severity (weekly)</text:p>
        </chart:title>
        <chart:legend chart:legend-position="end" svg:x="14.274cm" svg:y="5.089cm" style:legend-expansion="high" chart:style-name="ch3"/>
        <chart:plot-area chart:style-name="ch4" table:cell-range-address="'Raw-Data'.B6:'Raw-Data'.B16 'Raw-Data'.N2:'Raw-Data'.S2 'Raw-Data'.N6:'Raw-Data'.S16" chart:data-source-has-labels="both" svg:x="0.804cm" svg:y="1.935cm" svg:width="12.762cm" svg:height="10.183cm">
          <chartooo:coordinate-region svg:x="1.425cm" svg:y="2.134cm" svg:width="12.141cm" svg:height="9.337cm"/>
          <chart:axis chart:dimension="x" chart:name="primary-x" chart:style-name="ch5" chartooo:axis-type="auto">
            <chartooo:date-scale/>
            <chart:categories table:cell-range-address="'Raw-Data'.B6:'Raw-Data'.B16"/>
          </chart:axis>
          <chart:axis chart:dimension="y" chart:name="primary-y" chart:style-name="ch6"/>
          <chart:series chart:style-name="ch7" chart:values-cell-range-address="'Raw-Data'.R6:'Raw-Data'.R16" chart:label-cell-address="'Raw-Data'.R2:'Raw-Data'.R2" chart:class="chart:bar">
            <chart:data-point chart:repeated="11"/>
          </chart:series>
          <chart:series chart:style-name="ch8" chart:values-cell-range-address="'Raw-Data'.Q6:'Raw-Data'.Q16" chart:label-cell-address="'Raw-Data'.Q2:'Raw-Data'.Q2" chart:class="chart:bar">
            <chart:data-point chart:style-name="ch9"/>
            <chart:data-point chart:repeated="10"/>
          </chart:series>
          <chart:series chart:style-name="ch10" chart:values-cell-range-address="'Raw-Data'.P6:'Raw-Data'.P16" chart:label-cell-address="'Raw-Data'.P2:'Raw-Data'.P2" chart:class="chart:bar">
            <chart:data-point chart:repeated="11"/>
          </chart:series>
          <chart:series chart:style-name="ch11" chart:values-cell-range-address="'Raw-Data'.O6:'Raw-Data'.O16" chart:label-cell-address="'Raw-Data'.O2:'Raw-Data'.O2" chart:class="chart:bar">
            <chart:data-point chart:repeated="11"/>
          </chart:series>
          <chart:series chart:style-name="ch12" chart:values-cell-range-address="'Raw-Data'.N6:'Raw-Data'.N16" chart:label-cell-address="'Raw-Data'.N2:'Raw-Data'.N2" chart:class="chart:bar">
            <chart:data-point chart:repeated="11"/>
          </chart:series>
          <chart:series chart:style-name="ch13" chart:values-cell-range-address="'Raw-Data'.S6:'Raw-Data'.S16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All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07</text:p>
                <draw:g>
                  <svg:desc>'Raw-Data'.B6:'Raw-Data'.B16</svg:desc>
                </draw:g>
              </table:table-cell>
              <table:table-cell office:value-type="float" office:value="4">
                <text:p>4</text:p>
                <draw:g>
                  <svg:desc>'Raw-Data'.R6:'Raw-Data'.R16</svg:desc>
                </draw:g>
              </table:table-cell>
              <table:table-cell office:value-type="float" office:value="40">
                <text:p>40</text:p>
                <draw:g>
                  <svg:desc>'Raw-Data'.Q6:'Raw-Data'.Q16</svg:desc>
                </draw:g>
              </table:table-cell>
              <table:table-cell office:value-type="float" office:value="16">
                <text:p>16</text:p>
                <draw:g>
                  <svg:desc>'Raw-Data'.P6:'Raw-Data'.P16</svg:desc>
                </draw:g>
              </table:table-cell>
              <table:table-cell office:value-type="float" office:value="1">
                <text:p>1</text:p>
                <draw:g>
                  <svg:desc>'Raw-Data'.O6:'Raw-Data'.O16</svg:desc>
                </draw:g>
              </table:table-cell>
              <table:table-cell office:value-type="float" office:value="0">
                <text:p>0</text:p>
                <draw:g>
                  <svg:desc>'Raw-Data'.N6:'Raw-Data'.N16</svg:desc>
                </draw:g>
              </table:table-cell>
              <table:table-cell office:value-type="float" office:value="62">
                <text:p>62</text:p>
                <draw:g>
                  <svg:desc>'Raw-Data'.S6:'Raw-Data'.S16</svg:desc>
                </draw:g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